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40000027542357B3DDED45192.png" manifest:media-type="image/png"/>
  <manifest:file-entry manifest:full-path="Pictures/100031450000428F000040FD64C2FD9AD37DAA91.svg" manifest:media-type="image/svg+xml"/>
  <manifest:file-entry manifest:full-path="Pictures/100002010000004500000045CD37C7763145BBF4.png" manifest:media-type="image/png"/>
  <manifest:file-entry manifest:full-path="Pictures/100027A70000072A0000072AEA534444B4CD62E0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SansMS1" svg:font-family="ComicSansMS"/>
    <style:font-face style:name="Handwriting1" svg:font-family="Handwriting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ComicSansMS" svg:font-family="ComicSansMS" style:font-pitch="variable"/>
    <style:font-face style:name="Handwriting" svg:font-family="Handwriting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651cm" svg:height="1.651cm" svg:x="2.794cm" svg:y="0.336cm">
          <draw:image xlink:href="Pictures/100027A70000072A0000072AEA534444B4CD62E0.svg" xlink:type="simple" xlink:show="embed" xlink:actuate="onLoad">
            <text:p/>
          </draw:image>
          <draw:image xlink:href="Pictures/100002010000004500000045CD37C7763145BBF4.png" xlink:type="simple" xlink:show="embed" xlink:actuate="onLoad"/>
        </draw:frame>
        <draw:frame draw:style-name="gr1" draw:text-style-name="P1" draw:layer="layout" svg:width="1.905cm" svg:height="1.86cm" svg:x="0.635cm" svg:y="0.254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SansMS1" svg:font-family="ComicSansMS"/>
    <style:font-face style:name="Handwriting1" svg:font-family="Handwriting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ComicSansMS" svg:font-family="ComicSansMS" style:font-pitch="variable"/>
    <style:font-face style:name="Handwriting" svg:font-family="Handwriting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8T10:08:54.231749104</dc:date>
    <meta:editing-duration>PT16H17M22S</meta:editing-duration>
    <meta:editing-cycles>6</meta:editing-cycles>
    <meta:generator>LibreOffice/5.0.3.2$Linux_X86_64 LibreOffice_project/00m0$Build-2</meta:generator>
    <meta:print-date>2017-08-17T17:10:34.405458002</meta:print-date>
    <meta:document-statistic meta:object-count="2"/>
  </office:meta>
</office:document-meta>
</file>